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e3" style:family="table-cell" style:parent-style-name="Default" style:data-style-name="N37"/>
    <style:style style:name="co1" style:family="table-column">
      <style:table-column-properties fo:break-before="auto" style:column-width="6.30766666666667cm" style:use-optimal-column-width="true"/>
    </style:style>
    <style:style style:name="co2" style:family="table-column">
      <style:table-column-properties fo:break-before="auto" style:column-width="7.5565cm" style:use-optimal-column-width="true"/>
    </style:style>
    <style:style style:name="co3" style:family="table-column">
      <style:table-column-properties fo:break-before="auto" style:column-width="10.1388333333333cm" style:use-optimal-column-width="true"/>
    </style:style>
    <style:style style:name="co4" style:family="table-column">
      <style:table-column-properties fo:break-before="auto" style:column-width="3.21733333333333cm" style:use-optimal-column-width="true"/>
    </style:style>
    <style:style style:name="co5" style:family="table-column">
      <style:table-column-properties fo:break-before="auto" style:column-width="9.10166666666667cm" style:use-optimal-column-width="true"/>
    </style:style>
    <style:style style:name="co6" style:family="table-column">
      <style:table-column-properties fo:break-before="auto" style:column-width="0.381cm" style:use-optimal-column-width="true"/>
    </style:style>
    <style:style style:name="co7" style:family="table-column">
      <style:table-column-properties fo:break-before="auto" style:column-width="4.52966666666667cm" style:use-optimal-column-width="true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p_users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6" table:default-cell-style-name="ce2"/>
        <table:table-column table:style-name="co8" table:number-columns-repeated="16128" table:default-cell-style-name="ce1"/>
        <table:table-column table:style-name="co8" table:number-columns-repeated="2" table:default-cell-style-name="ce2"/>
        <table:table-row table:style-name="ro1">
          <table:table-cell office:value-type="string" table:style-name="ce1">
            <text:p>Usernam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Role</text:p>
          </table:table-cell>
          <table:table-cell table:style-name="ce3"/>
          <table:table-cell table:style-name="ce2"/>
          <table:table-cell table:number-columns-repeated="4" table:style-name="ce1"/>
          <table:table-cell table:number-columns-repeated="16374"/>
        </table:table-row>
        <table:table-row table:style-name="ro1">
          <table:table-cell office:value-type="float" office:value="20678" table:style-name="ce1">
            <text:p>20678</text:p>
          </table:table-cell>
          <table:table-cell office:value-type="string" table:style-name="ce1">
            <text:p>Antonino Maniscalco</text:p>
          </table:table-cell>
          <table:table-cell office:value-type="string" table:style-name="ce1">
            <text:p>info@studiospaconsulting.it</text:p>
          </table:table-cell>
          <table:table-cell office:value-type="string" table:style-name="ce1">
            <text:p>Subscriber</text:p>
          </table:table-cell>
          <table:table-cell table:number-columns-repeated="250" table:style-name="ce2"/>
          <table:table-cell table:number-columns-repeated="16130"/>
        </table:table-row>
        <table:table-row table:style-name="ro1">
          <table:table-cell office:value-type="float" office:value="22474" table:style-name="ce1">
            <text:p>22474</text:p>
          </table:table-cell>
          <table:table-cell office:value-type="string" table:style-name="ce1">
            <text:p>Laura Cerri</text:p>
          </table:table-cell>
          <table:table-cell office:value-type="string" table:style-name="ce1">
            <text:p>laura.cerri@gmail.com</text:p>
          </table:table-cell>
          <table:table-cell office:value-type="string" table:style-name="ce1">
            <text:p>Subscriber</text:p>
          </table:table-cell>
          <table:table-cell table:number-columns-repeated="250" table:style-name="ce2"/>
          <table:table-cell table:number-columns-repeated="16130"/>
        </table:table-row>
        <table:table-row table:style-name="ro1">
          <table:table-cell office:value-type="float" office:value="202020" table:style-name="ce1">
            <text:p>202020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stefano.depascali@gmail.com</text:p>
          </table:table-cell>
          <table:table-cell office:value-type="string" table:style-name="ce1">
            <text:p>Subscriber</text:p>
          </table:table-cell>
          <table:table-cell table:number-columns-repeated="250" table:style-name="ce2"/>
          <table:table-cell table:number-columns-repeated="16130"/>
        </table:table-row>
        <table:table-row table:style-name="ro1">
          <table:table-cell office:value-type="float" office:value="21051998" table:style-name="ce1">
            <text:p>21051998</text:p>
          </table:table-cell>
          <table:table-cell office:value-type="string" table:style-name="ce1">
            <text:p>Claudia Danci</text:p>
          </table:table-cell>
          <table:table-cell office:value-type="string" table:style-name="ce1">
            <text:p>claudia.danci@ascheri.co.uk</text:p>
          </table:table-cell>
          <table:table-cell office:value-type="string" table:style-name="ce1">
            <text:p>Subscriber</text:p>
          </table:table-cell>
          <table:table-cell table:number-columns-repeated="250" table:style-name="ce2"/>
          <table:table-cell table:number-columns-repeated="16130"/>
        </table:table-row>
        <table:table-row table:style-name="ro1">
          <table:table-cell office:value-type="float" office:value="25022008" table:style-name="ce1">
            <text:p>25022008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Livio.valussi@bancagenerali.it</text:p>
          </table:table-cell>
          <table:table-cell office:value-type="string" table:style-name="ce1">
            <text:p>Subscriber</text:p>
          </table:table-cell>
          <table:table-cell table:number-columns-repeated="250" table:style-name="ce2"/>
          <table:table-cell table:number-columns-repeated="16130"/>
        </table:table-row>
        <table:table-row table:style-name="ro1">
          <table:table-cell office:value-type="string" table:style-name="ce1">
            <text:p>0gag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kobayeva84@mail.ru</text:p>
          </table:table-cell>
          <table:table-cell office:value-type="string" table:style-name="ce1">
            <text:p>Subscriber</text:p>
          </table:table-cell>
          <table:table-cell table:number-columns-repeated="250" table:style-name="ce2"/>
          <table:table-cell table:number-columns-repeated="16130"/>
        </table:table-row>
        <table:table-row table:style-name="ro1">
          <table:table-cell office:value-type="string" table:style-name="ce1">
            <text:p>23dnl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danilocestarelli@yahoo.it</text:p>
          </table:table-cell>
          <table:table-cell office:value-type="string" table:style-name="ce1">
            <text:p>Subscriber</text:p>
          </table:table-cell>
          <table:table-cell table:number-columns-repeated="250" table:style-name="ce2"/>
          <table:table-cell table:number-columns-repeated="16130"/>
        </table:table-row>
        <table:table-row table:style-name="ro1">
          <table:table-cell office:value-type="string" table:style-name="ce1">
            <text:p>396sebastian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sebastianbenigno@gmail.com</text:p>
          </table:table-cell>
          <table:table-cell office:value-type="string" table:style-name="ce1">
            <text:p>Subscriber</text:p>
          </table:table-cell>
          <table:table-cell table:number-columns-repeated="250" table:style-name="ce2"/>
          <table:table-cell table:number-columns-repeated="16130"/>
        </table:table-row>
        <table:table-row table:style-name="ro1">
          <table:table-cell office:value-type="string" table:style-name="ce1">
            <text:p>abbagia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abbagia@gmail.com</text:p>
          </table:table-cell>
          <table:table-cell office:value-type="string" table:style-name="ce1">
            <text:p>Subscriber</text:p>
          </table:table-cell>
          <table:table-cell table:number-columns-repeated="250" table:style-name="ce2"/>
          <table:table-cell table:number-columns-repeated="16130"/>
        </table:table-row>
        <table:table-row table:style-name="ro1">
          <table:table-cell office:value-type="string" table:style-name="ce1">
            <text:p>abonsangue</text:p>
          </table:table-cell>
          <table:table-cell office:value-type="string" table:style-name="ce1">
            <text:p>Antonio Bonsangue</text:p>
          </table:table-cell>
          <table:table-cell office:value-type="string" table:style-name="ce1">
            <text:p>studio@avvocatoantoniobonsangue.it</text:p>
          </table:table-cell>
          <table:table-cell office:value-type="string" table:style-name="ce1">
            <text:p>Subscriber</text:p>
          </table:table-cell>
          <table:table-cell table:number-columns-repeated="250" table:style-name="ce2"/>
          <table:table-cell table:number-columns-repeated="16130"/>
        </table:table-row>
        <table:table-row table:style-name="ro1">
          <table:table-cell office:value-type="string" table:style-name="ce1">
            <text:p>academy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roybrooks.webmaster@gmail.com</text:p>
          </table:table-cell>
          <table:table-cell office:value-type="string" table:style-name="ce1">
            <text:p>Subscriber</text:p>
          </table:table-cell>
          <table:table-cell table:number-columns-repeated="250" table:style-name="ce2"/>
          <table:table-cell table:number-columns-repeated="16130"/>
        </table:table-row>
        <table:table-row table:style-name="ro1">
          <table:table-cell office:value-type="string" table:style-name="ce1">
            <text:p>adamjohnson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johnsonadam338@yahoo.in</text:p>
          </table:table-cell>
          <table:table-cell office:value-type="string" table:style-name="ce1">
            <text:p>Subscriber</text:p>
          </table:table-cell>
          <table:table-cell table:number-columns-repeated="250" table:style-name="ce2"/>
          <table:table-cell table:number-columns-repeated="16130"/>
        </table:table-row>
        <table:table-row table:style-name="ro1">
          <table:table-cell office:value-type="string" table:style-name="ce1">
            <text:p>afarulalin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afarulalin@schedasec.info</text:p>
          </table:table-cell>
          <table:table-cell office:value-type="string" table:style-name="ce1">
            <text:p>Subscriber</text:p>
          </table:table-cell>
          <table:table-cell table:number-columns-repeated="250" table:style-name="ce2"/>
          <table:table-cell table:number-columns-repeated="16130"/>
        </table:table-row>
        <table:table-row table:style-name="ro1">
          <table:table-cell office:value-type="string" table:style-name="ce1">
            <text:p>agonline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direzione@augustosalomone.com</text:p>
          </table:table-cell>
          <table:table-cell office:value-type="string" table:style-name="ce1">
            <text:p>Subscriber</text:p>
          </table:table-cell>
          <table:table-cell table:number-columns-repeated="250" table:style-name="ce2"/>
          <table:table-cell table:number-columns-repeated="16130"/>
        </table:table-row>
        <table:table-row table:style-name="ro1">
          <table:table-cell office:value-type="string" table:style-name="ce1">
            <text:p>airmaxxhvac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airmaxxhvac5127@gmail.com</text:p>
          </table:table-cell>
          <table:table-cell office:value-type="string" table:style-name="ce1">
            <text:p>Subscriber</text:p>
          </table:table-cell>
          <table:table-cell table:number-columns-repeated="250" table:style-name="ce2"/>
          <table:table-cell table:number-columns-repeated="16130"/>
        </table:table-row>
        <table:table-row table:style-name="ro1">
          <table:table-cell office:value-type="string" table:style-name="ce1">
            <text:p>alamncima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pe3va1985@yandex.ru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bertocozzo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alberto.cozzo@centocinquanta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binagaw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albina@tutmail.in.ua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denalexis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aldenalexis@rediff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do</text:p>
          </table:table-cell>
          <table:table-cell office:value-type="string" table:style-name="ce1">
            <text:p>aldo Ambrogi</text:p>
          </table:table-cell>
          <table:table-cell office:value-type="string" table:style-name="ce1">
            <text:p>ambrald@tin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eces71</text:p>
          </table:table-cell>
          <table:table-cell office:value-type="string" table:style-name="ce1">
            <text:p>Alessandro Cesarano</text:p>
          </table:table-cell>
          <table:table-cell office:value-type="string" table:style-name="ce1">
            <text:p>alessandro@maffeimarraccini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eilani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savanaleilani@yahoo.in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essandrodelpiero</text:p>
          </table:table-cell>
          <table:table-cell office:value-type="string" table:style-name="ce1">
            <text:p>STEFANO GIAMBRA</text:p>
          </table:table-cell>
          <table:table-cell office:value-type="string" table:style-name="ce1">
            <text:p>stefano@studiogiambra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etsecsipost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aletsecsipost@tolsenons.info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exsart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a.le.xs.h.u.lm.a.n19.27.4332.5.24.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fredo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alfredo.dicerbo@studiodicerbo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inakew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annagermani777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koneronchikom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dadsonumka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miliyazarip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amiliyazaripova@yandex.ru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mondi75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mondino.antonella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mondino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samu05riello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di.mecja</text:p>
          </table:table-cell>
          <table:table-cell office:value-type="string" table:style-name="ce1">
            <text:p>Andi MECJA</text:p>
          </table:table-cell>
          <table:table-cell office:value-type="string" table:style-name="ce1">
            <text:p>andi.mecja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drea.torresi</text:p>
          </table:table-cell>
          <table:table-cell office:value-type="string" table:style-name="ce1">
            <text:p>Andrea Andrea</text:p>
          </table:table-cell>
          <table:table-cell office:value-type="string" table:style-name="ce1">
            <text:p>andrea.torresi@torresistudio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gela1984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angelagrazioso1984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gelagrace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angelagrace555@yahoo.in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gelapetr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r@b1t.ru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gelo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sozzicom@tin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gilex1</text:p>
          </table:table-cell>
          <table:table-cell office:value-type="string" table:style-name="ce1">
            <text:p>Angela Esentato</text:p>
          </table:table-cell>
          <table:table-cell office:value-type="string" table:style-name="ce1">
            <text:p>angilex@libero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nalisa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annalisa.fidanza2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nas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mediterland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tonella82</text:p>
          </table:table-cell>
          <table:table-cell office:value-type="string" table:style-name="ce1">
            <text:p>ANTONIA CANNIZZARO</text:p>
          </table:table-cell>
          <table:table-cell office:value-type="string" table:style-name="ce1">
            <text:p>antonia.cannizzaro@yahoo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tinsurance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artinsurance84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scarpelli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avv.scarpelli@libero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shley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ashleyyoung281@yahoo.in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stornelli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avv.stornelli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tokodshuflachics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selickaira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vhywbcimid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ijigkjkzynl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vmwxkqntzh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pqyjtdaenqk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vvivad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studiolegale.davi@libero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vvocatofedericodabizzi</text:p>
          </table:table-cell>
          <table:table-cell office:value-type="string" table:style-name="ce1">
            <text:p>Federico Dabizzi</text:p>
          </table:table-cell>
          <table:table-cell office:value-type="string" table:style-name="ce1">
            <text:p>dabizzilex@tin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vvriitanodp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domenicopioriitano@icav.es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vvspag</text:p>
          </table:table-cell>
          <table:table-cell office:value-type="string" table:style-name="ce1">
            <text:p>STEFANIA SPAGNUOLO</text:p>
          </table:table-cell>
          <table:table-cell office:value-type="string" table:style-name="ce1">
            <text:p>avvspag@libero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wlxybimzzc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qtmywfmdqax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byshowergiftsforgirl</text:p>
          </table:table-cell>
          <table:table-cell office:value-type="string" table:style-name="ce1">
            <text:p>Baby Shower Gifts for Girl</text:p>
          </table:table-cell>
          <table:table-cell office:value-type="string" table:style-name="ce1">
            <text:p>stylelifeau@google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ncroftbaile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bancroftbaile@yahoo.in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achweddingarchrentaldubai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baqaawdcuae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anbeacon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beanbeacon1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ialetti</text:p>
          </table:table-cell>
          <table:table-cell office:value-type="string" table:style-name="ce1">
            <text:p>Alfonso Bialetti</text:p>
          </table:table-cell>
          <table:table-cell office:value-type="string" table:style-name="ce1">
            <text:p>a.bialetti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iawingtucnace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biawingtucnace@tolsenons.info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iazzi_76</text:p>
          </table:table-cell>
          <table:table-cell office:value-type="string" table:style-name="ce1">
            <text:p>Ettore Biazzi</text:p>
          </table:table-cell>
          <table:table-cell office:value-type="string" table:style-name="ce1">
            <text:p>biazzi.ettore@alice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ionfestilupos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bionfestilupos@schedasec.info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izosmi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osmi2@bear-grylls.ru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nuxarplnoics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sportpitwhey100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serloott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barlin.bagade@ao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andanbrooke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brandanbrooke@yahoo.in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uilders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fourteencannons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uildingatrainingprogram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metanoiaconsultants.uae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usiness-industries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farindonjordan@yahoo.in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usiness-management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aimeeniamh8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usiness-manufacturering</text:p>
          </table:table-cell>
          <table:table-cell office:value-type="string" table:style-name="ce1">
            <text:p>graemeswann</text:p>
          </table:table-cell>
          <table:table-cell office:value-type="string" table:style-name="ce1">
            <text:p>morganeoin37@yahoo.in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usiness-service-resource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maxxperthcleaningau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usinessstrategy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kristinaryan906@yahoo.in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vszybfwopp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qwhylsonzdr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xbwxekycjl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nsqptihfknn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xlvvktckmc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yvlqyariryf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zjzzbksmlw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nswzuhdcqep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praridebora</text:p>
          </table:table-cell>
          <table:table-cell office:value-type="string" table:style-name="ce1">
            <text:p>DEBORA CAPRARI</text:p>
          </table:table-cell>
          <table:table-cell office:value-type="string" table:style-name="ce1">
            <text:p>dott.caprari@yahoo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rletta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carlatoma@libero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rlo.dematteis</text:p>
          </table:table-cell>
          <table:table-cell office:value-type="string" table:style-name="ce1">
            <text:p>carlo de matteis</text:p>
          </table:table-cell>
          <table:table-cell office:value-type="string" table:style-name="ce1">
            <text:p>carlo.dematteis@studiodematteis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rlo12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carlo@carlo.org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rlocicala</text:p>
          </table:table-cell>
          <table:table-cell office:value-type="string" table:style-name="ce1">
            <text:p>Carlo Cicala</text:p>
          </table:table-cell>
          <table:table-cell office:value-type="string" table:style-name="ce1">
            <text:p>c.cicala@studiocr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rlostudio</text:p>
          </table:table-cell>
          <table:table-cell office:value-type="string" table:style-name="ce1">
            <text:p>CARLO GAMMAROTA</text:p>
          </table:table-cell>
          <table:table-cell office:value-type="string" table:style-name="ce1">
            <text:p>carlo@studiogammarota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rmela1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carmelamisale@virgilio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rmen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carmen.sardella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rpetsdubai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carpetsdubaiuae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rservicedubai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majesticcarcareuae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rtercarol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cartercarol59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samarce58</text:p>
          </table:table-cell>
          <table:table-cell office:value-type="string" table:style-name="ce1">
            <text:p>Rossano Fuccini</text:p>
          </table:table-cell>
          <table:table-cell office:value-type="string" table:style-name="ce1">
            <text:p>fuccini@studiofuccini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sciarri2016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info@studiocasciarri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sino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david.burke951@yahoo.in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bdgcc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cbdgcc@rediff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aircushion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chaircushion18@yahoo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arloote</text:p>
          </table:table-cell>
          <table:table-cell office:value-type="string" table:style-name="ce1">
            <text:p>Carmela Pasqua sardella</text:p>
          </table:table-cell>
          <table:table-cell office:value-type="string" table:style-name="ce1">
            <text:p>melania_ms_2013@libero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emistrytuition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chemistrytuition@proton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etrlmsaupryi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trvvltdala@yandex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ristianrek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carter8@vergleche.us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ialisrxtus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nostrituaxxx@virgilio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audia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usaicla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audiano</text:p>
          </table:table-cell>
          <table:table-cell office:value-type="string" table:style-name="ce1">
            <text:p>Claudio Panepinto</text:p>
          </table:table-cell>
          <table:table-cell office:value-type="string" table:style-name="ce1">
            <text:p>studiopanepinto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audiausai</text:p>
          </table:table-cell>
          <table:table-cell office:value-type="string" table:style-name="ce1">
            <text:p>claudia usai</text:p>
          </table:table-cell>
          <table:table-cell office:value-type="string" table:style-name="ce1">
            <text:p>claudia.usai@ascheri.co.uk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audiobarozzi</text:p>
          </table:table-cell>
          <table:table-cell office:value-type="string" table:style-name="ce1">
            <text:p>Claudio Giovanni Barozzi</text:p>
          </table:table-cell>
          <table:table-cell office:value-type="string" table:style-name="ce1">
            <text:p>claudiobarozzi@tiscali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ementea89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clementearvonio2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bra</text:p>
          </table:table-cell>
          <table:table-cell office:value-type="string" table:style-name="ce1">
            <text:p>stefano antonio atzeni</text:p>
          </table:table-cell>
          <table:table-cell office:value-type="string" table:style-name="ce1">
            <text:p>stud.leg.atzeni@alice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caporn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jimsmithadver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llaboratoregagliasso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collaboratore.gagliasso@viettiavvocati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lodani</text:p>
          </table:table-cell>
          <table:table-cell office:value-type="string" table:style-name="ce1">
            <text:p>Daniele Colombo</text:p>
          </table:table-cell>
          <table:table-cell office:value-type="string" table:style-name="ce1">
            <text:p>3c.daniele.colombo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stanza91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bisognicostanza@libero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puca1</text:p>
          </table:table-cell>
          <table:table-cell office:value-type="string" table:style-name="ce1">
            <text:p>CLAUDIO PUCA</text:p>
          </table:table-cell>
          <table:table-cell office:value-type="string" table:style-name="ce1">
            <text:p>claudio.puca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ditcard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powellwood48@yahoo.in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icoxmuldide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cricoxmuldide@schedasec.info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istinaguadagnini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studiolegale@boeroguadagnini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solofra</text:p>
          </table:table-cell>
          <table:table-cell office:value-type="string" table:style-name="ce1">
            <text:p>Corrado Solofra</text:p>
          </table:table-cell>
          <table:table-cell office:value-type="string" table:style-name="ce1">
            <text:p>corrado@studiosolofra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urtaindubai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uaecurtaindubai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ustomerservicejobs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emirateslistae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vvshops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pyotrsysoev1995771hspt@rambler.ru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vvunions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borissitnikov1995717q38@rambler.ru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wjvxaoaxlg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zivwmohpobq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wyxziuxcdb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thomshihmrq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xdywawraxo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umvnljplvzc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ypwzjwkxty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howiezqvhfx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ytyybnitml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mlmgyiimoyb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zjyzelybif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uitmyewkkfy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zswxfqojve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pwlkkhekmse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lcivesfapa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dalcivesfapa@schedasec.info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agaw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lara.tsapeleva.73@mail.ru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iela1971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d.zuccala@studiozuccala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iele.bertuzzi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danieleb@studiobertuzzi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ielealicicco</text:p>
          </table:table-cell>
          <table:table-cell office:value-type="string" table:style-name="ce1">
            <text:p>daniele alicicco</text:p>
          </table:table-cell>
          <table:table-cell office:value-type="string" table:style-name="ce1">
            <text:p>avv.alicicco@tiscali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jele68</text:p>
          </table:table-cell>
          <table:table-cell office:value-type="string" table:style-name="ce1">
            <text:p>Daniele Majorana</text:p>
          </table:table-cell>
          <table:table-cell office:value-type="string" table:style-name="ce1">
            <text:p>dmajorana@fantozzieassociati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mo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demo@ascheri.co.uk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nsie</text:p>
          </table:table-cell>
          <table:table-cell office:value-type="string" table:style-name="ce1">
            <text:p>DENISE SIENA</text:p>
          </table:table-cell>
          <table:table-cell office:value-type="string" table:style-name="ce2">
            <text:p>sdenise@infinito.it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pasquale</text:p>
          </table:table-cell>
          <table:table-cell office:value-type="string" table:style-name="ce1">
            <text:p>Francesco Depasquale</text:p>
          </table:table-cell>
          <table:table-cell office:value-type="string" table:style-name="ce1">
            <text:p>francodepasquale@live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rbydeni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derbydeni3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amante2018</text:p>
          </table:table-cell>
          <table:table-cell office:value-type="string" table:style-name="ce1">
            <text:p>Francesco Marino</text:p>
          </table:table-cell>
          <table:table-cell office:value-type="string" table:style-name="ce1">
            <text:p>franz.marino10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malaundry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dimalaundry@rediff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mentshuflachics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medvedevae167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majorana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Daniele.majorana@me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lbozomb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dolboebka@2012filmov.ru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lbozomby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dolboebka@bear-grylls.ru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rakutinina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kiroffdimon@yandex.ru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ttoressa1967</text:p>
          </table:table-cell>
          <table:table-cell office:value-type="string" table:style-name="ce1">
            <text:p>IPPOLITA PELLEGRINI</text:p>
          </table:table-cell>
          <table:table-cell office:value-type="string" table:style-name="ce1">
            <text:p>ippolita.pellegrini67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readtt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andreadutto@hotmail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t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daniela.trotta@libero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ubaiupholstery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uaeupholsterydubai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vowwdskhic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hqtzwswjlzz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ysondc59spares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dysonvacuumsparesuk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yzwxerqfgd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pijpcsayrlh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ztyzahcnyx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mqtqvzdulek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aconsultingsrl1</text:p>
          </table:table-cell>
          <table:table-cell office:value-type="string" table:style-name="ce1">
            <text:p>EACONSULTINGSRL EACONSULTINGSRL</text:p>
          </table:table-cell>
          <table:table-cell office:value-type="string" table:style-name="ce1">
            <text:p>eaconsultingsrl@libero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banakin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ebanatka@2012filmov.ru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gar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eugenio.contarini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na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edna.kox89@yahoo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fir.pw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denisdorofeev1995524i27@rambler.ru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lisadallo</text:p>
          </table:table-cell>
          <table:table-cell office:value-type="string" table:style-name="ce1">
            <text:p>elisadallo dallolio</text:p>
          </table:table-cell>
          <table:table-cell office:value-type="string" table:style-name="ce1">
            <text:p>elisabetta.dallolio@studio-professionisti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llains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ellensas1203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anuele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emanuele.social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enrgencydentistdapto</text:p>
          </table:table-cell>
          <table:table-cell office:value-type="string" table:style-name="ce1">
            <text:p>Emenrgency Dentist Dapto</text:p>
          </table:table-cell>
          <table:table-cell office:value-type="string" table:style-name="ce1">
            <text:p>totalcaredentistau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gladtax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maratorinko@yandex.ru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glewtax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lapaushkin@yandex.ru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glistax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marinovnav@yandex.ru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toni</text:p>
          </table:table-cell>
          <table:table-cell office:value-type="string" table:style-name="ce1">
            <text:p>angelo catalano</text:p>
          </table:table-cell>
          <table:table-cell office:value-type="string" table:style-name="ce1">
            <text:p>agricolacatalano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psoninktankprinterdubai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dreeamwaydubai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remushkin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truxanov1985@ukr.ne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scort-service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toby.stuart1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vgenlit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zvezdiizdezdi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vmvwdegzvn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gousoktvebj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vuvwfehjtj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zlxuhgodstn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xhxwhxfphr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zswlevninrz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xmakeup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exmakeup@rediff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xpertceilingrepairsperth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wallandceilingdoctor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xwxxbnomqq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qqumppuuhhm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zjwxgterjy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uuxucbyzfly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bioladifrancesco</text:p>
          </table:table-cell>
          <table:table-cell office:value-type="string" table:style-name="ce1">
            <text:p>Fabiola Di Francesco</text:p>
          </table:table-cell>
          <table:table-cell office:value-type="string" table:style-name="ce1">
            <text:p>fabioladifrancesco@hotmail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bioprova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fabio@vahanphoto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cilitymanagement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ambroseefrain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muyiyaow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lsenfy@outlook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bhackpass.com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fbhackpass.com@mails.wf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ederico</text:p>
          </table:table-cell>
          <table:table-cell office:value-type="string" table:style-name="ce1">
            <text:p>Federico Pesiri</text:p>
          </table:table-cell>
          <table:table-cell office:value-type="string" table:style-name="ce1">
            <text:p>info@studiopesiri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ergusjames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fergusjames@rediff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lingofvatreturninuae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zergo.th@yahoo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lippo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scatignafilippo@libero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lippotresca</text:p>
          </table:table-cell>
          <table:table-cell office:value-type="string" table:style-name="ce1">
            <text:p>Filippo Alberto Tresca</text:p>
          </table:table-cell>
          <table:table-cell office:value-type="string" table:style-name="ce1">
            <text:p>filippotresca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lmelhjonline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x4596viav@kino1tvrus.ru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latratereal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flatraterealtysanjose@rediff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lavialucchetti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flavialucchetti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lowers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andrew.christopher55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mr</text:p>
          </table:table-cell>
          <table:table-cell office:value-type="string" table:style-name="ce1">
            <text:p>Francesco Messori Roncaglia</text:p>
          </table:table-cell>
          <table:table-cell office:value-type="string" table:style-name="ce1">
            <text:p>francesco.messorironcaglia@yahoo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ambymail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jackli8700@outlook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p61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fp61@libero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ancesco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fra_furno@yahoo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ancesco55</text:p>
          </table:table-cell>
          <table:table-cell office:value-type="string" table:style-name="ce1">
            <text:p>Francesco paolo Scaduto</text:p>
          </table:table-cell>
          <table:table-cell office:value-type="string" table:style-name="ce1">
            <text:p>scaduto@interfree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ancescoboldrini</text:p>
          </table:table-cell>
          <table:table-cell office:value-type="string" table:style-name="ce1">
            <text:p>francesco Boldrini</text:p>
          </table:table-cell>
          <table:table-cell office:value-type="string" table:style-name="ce1">
            <text:p>fra.bol@hotmail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ansart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f.r.ansi.s.f.er.ma.n.1.1good777ligh.t91.1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titz76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studiofivizzani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urnicklenewsubt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furnicklenewsubt@pleasepfleec.info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vyvzengrrg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kjnhtnbpexf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zbyzklygoz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vvrlpogqedx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.veneziano</text:p>
          </table:table-cell>
          <table:table-cell office:value-type="string" table:style-name="ce1">
            <text:p>Giuseppe Veneziano</text:p>
          </table:table-cell>
          <table:table-cell office:value-type="string" table:style-name="ce1">
            <text:p>g.veneziano@reply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areth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garethbarry670@yahoo.in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arycahill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garycahill967@yahoo.in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orgienitert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georgien@staatenlos.ch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rret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gerretgeorge@yahoo.in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iampaoloa</text:p>
          </table:table-cell>
          <table:table-cell office:value-type="string" table:style-name="ce1">
            <text:p>Antonio Giampaolo</text:p>
          </table:table-cell>
          <table:table-cell office:value-type="string" table:style-name="ce1">
            <text:p>giampaoloa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ioele.mancino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gioele.mancino@studiospreafico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iomond</text:p>
          </table:table-cell>
          <table:table-cell office:value-type="string" table:style-name="ce1">
            <text:p>Giovanni Mondelli</text:p>
          </table:table-cell>
          <table:table-cell office:value-type="string" table:style-name="ce1">
            <text:p>giomond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ionny</text:p>
          </table:table-cell>
          <table:table-cell office:value-type="string" table:style-name="ce1">
            <text:p>giovanni schepis</text:p>
          </table:table-cell>
          <table:table-cell office:value-type="string" table:style-name="ce1">
            <text:p>giovanni.schepis@tin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iorgii.cassarino</text:p>
          </table:table-cell>
          <table:table-cell office:value-type="string" table:style-name="ce1">
            <text:p>Giorgio CASSARINO</text:p>
          </table:table-cell>
          <table:table-cell office:value-type="string" table:style-name="ce1">
            <text:p>Avvgiorgiocassarino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iosilver7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giovanni.silvestrini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iovanna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giovanna.arielle@yahoo.in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iovanni</text:p>
          </table:table-cell>
          <table:table-cell office:value-type="string" table:style-name="ce1">
            <text:p>Giovanni Chiricosta</text:p>
          </table:table-cell>
          <table:table-cell office:value-type="string" table:style-name="ce1">
            <text:p>giovanni.chiricosta@virgilio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iovanni78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info@network-business.eu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iudittalamorte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giudittalamorte@tiscali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iuseppe74</text:p>
          </table:table-cell>
          <table:table-cell office:value-type="string" table:style-name="ce1">
            <text:p>Giuseppe Santonocito</text:p>
          </table:table-cell>
          <table:table-cell office:value-type="string" table:style-name="ce1">
            <text:p>giuseppe.santonocito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lobal</text:p>
          </table:table-cell>
          <table:table-cell office:value-type="string" table:style-name="ce1">
            <text:p>carmine robert la mura</text:p>
          </table:table-cell>
          <table:table-cell office:value-type="string" table:style-name="ce1">
            <text:p>globalhotmail@yahoo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kvrlmsaurwpb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jtvvltsask@yandex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kvrlmstbaapw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jtvvltlssl@yandex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sha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manya.fomina.2019@mail.ru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signa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dimavishnyakov1993700l98@rambler.ru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agadada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gragadada@yandex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andparentsfamilylaw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familymediationbrisbane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aygraydon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graygraydon8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eta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ascherilearn@ascheri.co.uk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uypatrone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guy.patrone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vkxzeppikm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yhsqynjzybp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ronrczik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desirecrepeau007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ealthcare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harry.tyler86@yahoo.in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elprixrighphemaq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helprixrighphemaq@schedasec.info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engeldet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p.hengel@mhl.de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ensboatcruisegoldcoast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cruisegcau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npekytiver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hinpekytiver@pleasepfleec.info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chguanglabinra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hochguanglabinra@pleasepfleec.info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mealarmsecurity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ascsadelaide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ubert</text:p>
          </table:table-cell>
          <table:table-cell office:value-type="string" table:style-name="ce1">
            <text:p>UMBERTO GERVASIO</text:p>
          </table:table-cell>
          <table:table-cell office:value-type="string" table:style-name="ce1">
            <text:p>studiolegalegervasio@hot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vavxcsmyjp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urmxytjwetu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vaxyifbkcf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jryvqmzdjos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vjvwdiuywu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uoohtkegytd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vsyvgvtdno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zwimbqtzuis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wswzhvlqre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hvirbhjwmgz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xwyybjcqvx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jkvklluhwoc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yrvzjxzmfr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gltkuyjuzzd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zuyxgfgksq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pkixaiirbbf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gorshuflachics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igor.chasy@mail.ru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etryconydot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fed4rpetrov@yandex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frakass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masterdimitri@yandex.ru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jerry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driergo@25dollars.ru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phone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harrrobby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rdyddx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rpmeltrdsxcnu@casa-versicherung.de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ywyox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hjzdxaeymucnl@casa-versicherung.de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van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Ivan@ivan-agostinelli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vayzftitlv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ontjewdmcvz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ygxvhldmmh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orhzbdjbcgi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amiefelix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jamiefelix806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ejannox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jehanberndsen95@web.de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ewellery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jewelleryinsurance7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hnsart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jo.hn.n19.1.2.1990ripters.u.nst.re.e.t10.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utebags</text:p>
          </table:table-cell>
          <table:table-cell office:value-type="string" table:style-name="ce1">
            <text:p>Jute Bags</text:p>
          </table:table-cell>
          <table:table-cell office:value-type="string" table:style-name="ce1">
            <text:p>dr.sanjaysinhal@yahoo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xhxyimdihe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xnqicgqizxm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xposthouse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1nereisde@mamail.cf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xsyyiznlbr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jnuxudfosgr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zivyctfavs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oqzsdhpyizo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zpvwaxuqez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mtovarzcrsk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arihapcide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karihapcide@tolsenons.info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atiechitwood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katiechitwood7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eyoneproperties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keyoneproperties@rediff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iraduhovnay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iminovarosa@yandex.ru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iz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imuxamov25@mail.ru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omarfal77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komarovoleg38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ualalumpurescort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luxuryagencykualalumpurmy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vkvxkemink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wqpvaxawznp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pxwbuifxy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vwkrvkpdsdv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xwyixmdji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mvnhritzjjv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xiwzghjeuz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smimrpwosii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yhvyhjkwqs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uslrhrzkvek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zivxdwtpmp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ihqphamintd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ndscaping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gracecoring1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nerisinnau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lanerisinnau@schedasec.info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pdaimatenmill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lapdaimatenmill@pleasepfleec.info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tetherwibud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latetherwibud@pleasepfleec.info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undrylounge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laundrylounge@rediff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costaconni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lecostaconni@tolsenons.info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onardo.paci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info@studiopaci.ne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indagrigis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linda.grigis@studiorondini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ing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lookingout@alice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re.para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lore.para@hotmail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renzo63</text:p>
          </table:table-cell>
          <table:table-cell office:value-type="string" table:style-name="ce1">
            <text:p>Lorenzo Navarrini</text:p>
          </table:table-cell>
          <table:table-cell office:value-type="string" table:style-name="ce1">
            <text:p>lorenzo.navarrini@outlook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reto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loretocordeschi@me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uisjenson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louisjenson1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veawake.ru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georgiykoftw@mail.ru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pgtreatmentdubai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shapebodyface9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uca</text:p>
          </table:table-cell>
          <table:table-cell office:value-type="string" table:style-name="ce1">
            <text:p>Luca Mancini</text:p>
          </table:table-cell>
          <table:table-cell office:value-type="string" table:style-name="ce1">
            <text:p>studiolucamancini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ucaboschian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luca.boschian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ucamrz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lucaboero25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wyyxktoflw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vpsvjvxztcw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xlwxismbef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lrrtdroffiy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xwwycvlmjl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xuvltyrxibk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yamalinkova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lilyamalinkova@tandex.ru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zlzzcwjrui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mnlmpzpboyb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zqzvfjkegt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hzgnwchmzqs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zyzwgintpl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trxlwwijqfp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.cherasco</text:p>
          </table:table-cell>
          <table:table-cell office:value-type="string" table:style-name="ce1">
            <text:p>Riccardo RIGHETTI</text:p>
          </table:table-cell>
          <table:table-cell office:value-type="string" table:style-name="ce1">
            <text:p>studio.righettiriccardo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laguti</text:p>
          </table:table-cell>
          <table:table-cell office:value-type="string" table:style-name="ce1">
            <text:p>sabrina malaguti</text:p>
          </table:table-cell>
          <table:table-cell office:value-type="string" table:style-name="ce1">
            <text:p>avvocato@sabrinamalaguti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le</text:p>
          </table:table-cell>
          <table:table-cell office:value-type="string" table:style-name="ce1">
            <text:p>Marco Leati</text:p>
          </table:table-cell>
          <table:table-cell office:value-type="string" table:style-name="ce1">
            <text:p>mleati@tiscali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limpido</text:p>
          </table:table-cell>
          <table:table-cell office:value-type="string" table:style-name="ce1">
            <text:p>Maria Limpido</text:p>
          </table:table-cell>
          <table:table-cell office:value-type="string" table:style-name="ce1">
            <text:p>maria.limpido@ascheri.co.uk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mamcogs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voldemardavydov81@mail.ru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nkanenkebo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mankanenkebo@schedasec.info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rco</text:p>
          </table:table-cell>
          <table:table-cell office:value-type="string" table:style-name="ce1">
            <text:p>marco martini</text:p>
          </table:table-cell>
          <table:table-cell office:value-type="string" table:style-name="ce1">
            <text:p>marcomartinicascina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rcogaeta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marcogaeta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rcotarelli</text:p>
          </table:table-cell>
          <table:table-cell office:value-type="string" table:style-name="ce1">
            <text:p>MARCO TARELLI</text:p>
          </table:table-cell>
          <table:table-cell office:value-type="string" table:style-name="ce1">
            <text:p>jacquesdemolay71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rgherita48</text:p>
          </table:table-cell>
          <table:table-cell office:value-type="string" table:style-name="ce1">
            <text:p>Margherita Ammirati</text:p>
          </table:table-cell>
          <table:table-cell office:value-type="string" table:style-name="ce1">
            <text:p>studioammirati@professionista.email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riaritasalvatore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mariaritasalvatore@studiosalvatore.itre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rinapappalardo</text:p>
          </table:table-cell>
          <table:table-cell office:value-type="string" table:style-name="ce1">
            <text:p>Marina Pappalardo</text:p>
          </table:table-cell>
          <table:table-cell office:value-type="string" table:style-name="ce1">
            <text:p>m.pappal@libero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rtalimpido</text:p>
          </table:table-cell>
          <table:table-cell office:value-type="string" table:style-name="ce1">
            <text:p>marta</text:p>
          </table:table-cell>
          <table:table-cell office:value-type="string" table:style-name="ce1">
            <text:p>limpidom@libero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rtinmitchell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martinmitchell@rediff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rykourtney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rosemarykourtney@yahoo.in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ssi1111</text:p>
          </table:table-cell>
          <table:table-cell office:value-type="string" table:style-name="ce1">
            <text:p>MASSIMILIANO BULLA</text:p>
          </table:table-cell>
          <table:table-cell office:value-type="string" table:style-name="ce1">
            <text:p>massibulla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ssimoberti58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berti.massimo@tiscali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tia</text:p>
          </table:table-cell>
          <table:table-cell office:value-type="string" table:style-name="ce1">
            <text:p>mattia mascia</text:p>
          </table:table-cell>
          <table:table-cell office:value-type="string" table:style-name="ce1">
            <text:p>masciamattia@tin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uricehomer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mauricehomer@yahoo.in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jelo1</text:p>
          </table:table-cell>
          <table:table-cell office:value-type="string" table:style-name="ce1">
            <text:p>Massimiliano Jelo di Lentini</text:p>
          </table:table-cell>
          <table:table-cell office:value-type="string" table:style-name="ce1">
            <text:p>jeloeassociati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well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maxwellcamera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dical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albert.sabra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dicine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calgary.william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cheleguidi</text:p>
          </table:table-cell>
          <table:table-cell office:value-type="string" table:style-name="ce1">
            <text:p>michele guidi</text:p>
          </table:table-cell>
          <table:table-cell office:value-type="string" table:style-name="ce1">
            <text:p>m.guidi@studiomguidi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lanjuve1</text:p>
          </table:table-cell>
          <table:table-cell office:value-type="string" table:style-name="ce1">
            <text:p>Manuela Viganò</text:p>
          </table:table-cell>
          <table:table-cell office:value-type="string" table:style-name="ce1">
            <text:p>man.vigano@tiscali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lazzoanto</text:p>
          </table:table-cell>
          <table:table-cell office:value-type="string" table:style-name="ce1">
            <text:p>antonio maria Ruggero Milazzo</text:p>
          </table:table-cell>
          <table:table-cell office:value-type="string" table:style-name="ce1">
            <text:p>milazzo@milex.i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lmalercaucer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milmalercaucer@tolsenons.info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motigore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mimotigore@pleasepfleec.info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rolitekas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mirolitekas@tolsenons.info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stermobile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mistermobile.sg@rediff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sterraduga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suhermuxer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bigeek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mobigeek-rb@mail.ru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ularlounges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livingluxuriousau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nyatihayaa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laradimina@yandex.ru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ph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alisia.stasi@ascheri.co.uk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rjohnsmitt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mrjohnsmitt777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ugesendafi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mugesendafi@tolsenons.info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ulticurrency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multicurrency18@gmail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urkasladosti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murkasladosti@mail.ru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voyvgsfwke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xtppqcjkgwl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wazxakaiuw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jjomyjdtihs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wfwvesguxc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miwtuxaaimk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woyygylevt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xnlpaovojob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xkzvctnjwi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vijymxdwgsf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xvwwbuaxhh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punvicyxksr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ydihowrare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quirin.leuschner@sunspot.emailversand.host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ydzwjfvbol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mklpioopdie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zazwdlmetg</text:p>
          </table:table-cell>
          <table:table-cell office:value-type="string" table:style-name="ce1">
            <text:p>—Unknown</text:p>
          </table:table-cell>
          <table:table-cell office:value-type="string" table:style-name="ce1">
            <text:p>tqrmimleokn@hotmails.com</text:p>
          </table:table-cell>
          <table:table-cell office:value-type="string" table:style-name="ce1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thania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nathaniagrace897@yahoo.in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cf8101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nonchuan123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llovallo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nellovallo@libero.it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inasemova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ninasemova@yandex.ru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bworllignxybad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nobworllignxybad@schedasec.info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nini.monica</text:p>
          </table:table-cell>
          <table:table-cell office:value-type="string" table:style-name="ce2">
            <text:p>Monica Nonini</text:p>
          </table:table-cell>
          <table:table-cell office:value-type="string" table:style-name="ce2">
            <text:p>nonini.monica@studiononini.it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rine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norinenell@yahoo.in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vedpor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pornoved@megaspam.ru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weprik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pornoweprik1@megaspam.ru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weprikk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pornoweprik4@megaspam.ru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xayvfdomlu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sonldbzuowd@hotmails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xwvvhnumvr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wrujwljlzeg@hotmails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xxxyasmctp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wujnscmptgt@hotmails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yhxyhlkbkv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yohgrnzhcoi@hotmails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yvvvbggamo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lsyymlabeqq@hotmails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zdxvghkepm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nxquxcwboxp@hotmails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dsapog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odsapog@yandex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ffshorecompanyformationindubai</text:p>
          </table:table-cell>
          <table:table-cell office:value-type="string" table:style-name="ce2">
            <text:p>Offshore Company Formation in Dubai</text:p>
          </table:table-cell>
          <table:table-cell office:value-type="string" table:style-name="ce2">
            <text:p>makemyacounts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lyaniuktova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rinchukova@yandex.ru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manrealestate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omanrealestateexpo@rediff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naldvek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ekpes@jukilopes.xyz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nebedroomapartments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thejupiterlistings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pportunities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axel.coleman44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lantha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orlanthaolga@yahoo.in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smibi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osmi2@megaspam.ru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smibiz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osmi@bear-grylls.ru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smibizz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osmi@megaspam.ru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therresources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casey.briggs@yahoo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ther-resources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anishex.roe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weprik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pornoweprik2@megaspam.ru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xinterior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locus6037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cmmmo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pacmmmo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lmo</text:p>
          </table:table-cell>
          <table:table-cell office:value-type="string" table:style-name="ce2">
            <text:p>Palmo Matarrese</text:p>
          </table:table-cell>
          <table:table-cell office:value-type="string" table:style-name="ce2">
            <text:p>palmomatarrese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nuha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parnuha@megaspam.ru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nwhekazdipu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panwhekazdipu@tolsenons.info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ola1968</text:p>
          </table:table-cell>
          <table:table-cell office:value-type="string" table:style-name="ce2">
            <text:p>PAOLA MENEGHESSO</text:p>
          </table:table-cell>
          <table:table-cell office:value-type="string" table:style-name="ce2">
            <text:p>info@creaesviluppoimpresa.it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ola1985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montinaro.paola@libero.it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ola59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studio@studiosestipaola.it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olamiglietta</text:p>
          </table:table-cell>
          <table:table-cell office:value-type="string" table:style-name="ce2">
            <text:p>Paola Miglietta</text:p>
          </table:table-cell>
          <table:table-cell office:value-type="string" table:style-name="ce2">
            <text:p>migliettap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olo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info@studiobattagliacommercialisti.it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olo1980</text:p>
          </table:table-cell>
          <table:table-cell office:value-type="string" table:style-name="ce2">
            <text:p>PAOLO MERZEK</text:p>
          </table:table-cell>
          <table:table-cell office:value-type="string" table:style-name="ce2">
            <text:p>paolomerzek@alice.it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irano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gpeirano@studiorcp.it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nnchobespeoto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pennchobespeoto@tolsenons.info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rusia</text:p>
          </table:table-cell>
          <table:table-cell office:value-type="string" table:style-name="ce2">
            <text:p>Stefano Sfrappa</text:p>
          </table:table-cell>
          <table:table-cell office:value-type="string" table:style-name="ce2">
            <text:p>info@perusiaprofessio.it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huketboattrips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phuketcharterboat.th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eragiovannini</text:p>
          </table:table-cell>
          <table:table-cell office:value-type="string" table:style-name="ce2">
            <text:p>Piera Giovannini</text:p>
          </table:table-cell>
          <table:table-cell office:value-type="string" table:style-name="ce2">
            <text:p>pieragiovannini@virgilio.it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erfrancescodirienzo</text:p>
          </table:table-cell>
          <table:table-cell office:value-type="string" table:style-name="ce2">
            <text:p>PIER FRANCESCO DI RIENZO</text:p>
          </table:table-cell>
          <table:table-cell office:value-type="string" table:style-name="ce2">
            <text:p>pf@studiodirienzo.it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etrocippone</text:p>
          </table:table-cell>
          <table:table-cell office:value-type="string" table:style-name="ce2">
            <text:p>pietro cippone</text:p>
          </table:table-cell>
          <table:table-cell office:value-type="string" table:style-name="ce2">
            <text:p>pier.cip@inwind.it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tersart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p.i.t.ermor.g.a.nspor.tst.orew.o.rl.d.20.16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l.marietti</text:p>
          </table:table-cell>
          <table:table-cell office:value-type="string" table:style-name="ce2">
            <text:p>Pietro Luca Marietti</text:p>
          </table:table-cell>
          <table:table-cell office:value-type="string" table:style-name="ce2">
            <text:p>pl.marietti@libero.it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lasticsurgerydubai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drsanjayparashar@yahoo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lpetta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polpetta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peyesuae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popeyesuae@rediff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nocp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egoreliseev1999514et97@rambler.ru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recomeha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porrecomeha@schedasec.info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wepr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pornoweprik3@megaspam.ru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weprik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pornoweprik@megaspam.ru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imvakt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primvakt@yandex.ru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ivateyogaclasses</text:p>
          </table:table-cell>
          <table:table-cell office:value-type="string" table:style-name="ce2">
            <text:p>Private Yoga Classes in Dubai</text:p>
          </table:table-cell>
          <table:table-cell office:value-type="string" table:style-name="ce2">
            <text:p>sujjanapoweryoga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ntin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wenmanquintin@yahoo.in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waikahq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qwaikahq@yandex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77d25c</text:p>
          </table:table-cell>
          <table:table-cell office:value-type="string" table:style-name="ce2">
            <text:p>Renato Sergio Di Carne</text:p>
          </table:table-cell>
          <table:table-cell office:value-type="string" table:style-name="ce2">
            <text:p>renatodicarne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dley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wensleyradley@yahoo.in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mpston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westrampston@yahoo.in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ttcompsapplouba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rattcompsapplouba@pleasepfleec.info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uthegefaqramc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rauthegefaqramc@pleasepfleec.info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uvichalema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rauvichalema@pleasepfleec.info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eelo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noamulbelhie1988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emontells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gfhghgfhfhh@yandex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emontshuflachics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remont.kvartyr21@yandex.ru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ezavia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rezavia@megaspam.ru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pperss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stanislavfomichyov1996698i09n@rambler.ru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salafurniture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uaerisalafurniture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cksuredamp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rocksuredamp@rediff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sanna</text:p>
          </table:table-cell>
          <table:table-cell office:value-type="string" table:style-name="ce2">
            <text:p>ROSANNA MANFRON</text:p>
          </table:table-cell>
          <table:table-cell office:value-type="string" table:style-name="ce2">
            <text:p>manfroncocco27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sariaconverso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avv.rosariaconverso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slyn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ross.roslyn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brina</text:p>
          </table:table-cell>
          <table:table-cell office:value-type="string" table:style-name="ce2">
            <text:p>sabrina malaguti</text:p>
          </table:table-cell>
          <table:table-cell office:value-type="string" table:style-name="ce2">
            <text:p>sabrina.malaguti@ascheri.academy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voaurora</text:p>
          </table:table-cell>
          <table:table-cell office:value-type="string" table:style-name="ce2">
            <text:p>salvo aurora</text:p>
          </table:table-cell>
          <table:table-cell office:value-type="string" table:style-name="ce2">
            <text:p>aurora@studioauroraepartner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asnou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norod70@mail.ru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racchi1977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saracchi1977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ramartucciello</text:p>
          </table:table-cell>
          <table:table-cell office:value-type="string" table:style-name="ce2">
            <text:p>Sara Martucciello</text:p>
          </table:table-cell>
          <table:table-cell office:value-type="string" table:style-name="ce2">
            <text:p>info@studiomartucciello.it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ramori</text:p>
          </table:table-cell>
          <table:table-cell office:value-type="string" table:style-name="ce2">
            <text:p>Sara Morini</text:p>
          </table:table-cell>
          <table:table-cell office:value-type="string" table:style-name="ce2">
            <text:p>sarmorin@hotmail.it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ba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sba@omnilex.it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citerni</text:p>
          </table:table-cell>
          <table:table-cell office:value-type="string" table:style-name="ce2">
            <text:p>Sergio citerni</text:p>
          </table:table-cell>
          <table:table-cell office:value-type="string" table:style-name="ce2">
            <text:p>s.citerni@studiociterni.it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cotland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dott.zerbini.pierfranco@virgilio.it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apowergent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seapowergent.th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curity-systems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wooddeco70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oborttt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seobortttt@mail.ru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rvice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terry.terah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rvremyitata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ret2k18@yandex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x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kolia.rogozin43@mail.ru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fedele</text:p>
          </table:table-cell>
          <table:table-cell office:value-type="string" table:style-name="ce2">
            <text:p>Stefano Fedele</text:p>
          </table:table-cell>
          <table:table-cell office:value-type="string" table:style-name="ce2">
            <text:p>sfdele@sts.deloitte.it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hopyjunction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shopyjunction65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malakibheelre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smalakibheelre@schedasec.info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hosravisi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sohosravisi@tolsenons.info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larpanelsforsale</text:p>
          </table:table-cell>
          <table:table-cell office:value-type="string" table:style-name="ce2">
            <text:p>Solar Panels for Sale</text:p>
          </table:table-cell>
          <table:table-cell office:value-type="string" table:style-name="ce2">
            <text:p>cefalyau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ntikosim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sontikosimon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rvrlmspipyab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servplc@yandex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povlad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spo@bear-grylls.ru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quab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jgrashov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rakoperd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fedorovgerald7827@bitcointy.bizml.ru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aatenlosgom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christoph@staatenlos.ch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ella123</text:p>
          </table:table-cell>
          <table:table-cell office:value-type="string" table:style-name="ce2">
            <text:p>Stella di filippo</text:p>
          </table:table-cell>
          <table:table-cell office:value-type="string" table:style-name="ce2">
            <text:p>stelladf@libero.it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enkymel83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stefano.melilli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evpowb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stevnpie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ewart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stewartdowning574@yahoo.in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ringa84</text:p>
          </table:table-cell>
          <table:table-cell office:value-type="string" table:style-name="ce2">
            <text:p>Francesco Stringa</text:p>
          </table:table-cell>
          <table:table-cell office:value-type="string" table:style-name="ce2">
            <text:p>stringa.francesco@yahoo.it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udio54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studio54consulting@libero.it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udiodadamo</text:p>
          </table:table-cell>
          <table:table-cell office:value-type="string" table:style-name="ce2">
            <text:p>fabrizio d'adamo</text:p>
          </table:table-cell>
          <table:table-cell office:value-type="string" table:style-name="ce2">
            <text:p>fdadamo@studiolegaledadamo.it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udioditeodoro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segreteria.bergamo@studioditeodoro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udiolegalecoppola@gmail</text:p>
          </table:table-cell>
          <table:table-cell office:value-type="string" table:style-name="ce2">
            <text:p>Luigi Coppola</text:p>
          </table:table-cell>
          <table:table-cell office:value-type="string" table:style-name="ce2">
            <text:p>studiolegalecoppola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udiopaturzo</text:p>
          </table:table-cell>
          <table:table-cell office:value-type="string" table:style-name="ce2">
            <text:p>aniello paturzo</text:p>
          </table:table-cell>
          <table:table-cell office:value-type="string" table:style-name="ce2">
            <text:p>studiopaturzo@tiscali.it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udiosapi</text:p>
          </table:table-cell>
          <table:table-cell office:value-type="string" table:style-name="ce2">
            <text:p>SALVATORE STRANO</text:p>
          </table:table-cell>
          <table:table-cell office:value-type="string" table:style-name="ce2">
            <text:p>stranosalvatore1@virgilio.it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vornob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pornoblydstvo@megaspam.ru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ubangescortgirl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subangescortgirl@rediff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wetoksv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taldaevaon@nvtelecom.info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tiana2shuflachics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stanislavdi73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eerepomoca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teerepomoca@schedasec.info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euibhtirj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maximesiblini2015@outlook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igerdrushuflachics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boryovanatoli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ntaquand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tontagis@mail.ru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rtorelli58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tortorellimauro@studiotortorelli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aduzionechiara</text:p>
          </table:table-cell>
          <table:table-cell office:value-type="string" table:style-name="ce2">
            <text:p>Chiara Zanardelli</text:p>
          </table:table-cell>
          <table:table-cell office:value-type="string" table:style-name="ce2">
            <text:p>zanardelli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ieffex89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ritarumas89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ultrasalcath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ultrasale2025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university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universitycommunications@rediff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unomy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ydepikejcidac90@o2.pl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uspadabere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uspadabere@schedasec.info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utente771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valentina.blarasin@cppartners.it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demarinis2019</text:p>
          </table:table-cell>
          <table:table-cell office:value-type="string" table:style-name="ce2">
            <text:p>valeria de marinis</text:p>
          </table:table-cell>
          <table:table-cell office:value-type="string" table:style-name="ce2">
            <text:p>valydem@libero.it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ronica87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veronica.angrisano@hotmail.it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ronicadn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veronica.denisi@ascheri.co.uk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giagnorio81</text:p>
          </table:table-cell>
          <table:table-cell office:value-type="string" table:style-name="ce2">
            <text:p>Valentina Giagnorio</text:p>
          </table:table-cell>
          <table:table-cell office:value-type="string" table:style-name="ce2">
            <text:p>vgtlegal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ncenzo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enzo@studiolegalefasano.it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nsaponaro</text:p>
          </table:table-cell>
          <table:table-cell office:value-type="string" table:style-name="ce2">
            <text:p>Vincenzo Saponaro</text:p>
          </table:table-cell>
          <table:table-cell office:value-type="string" table:style-name="ce2">
            <text:p>vinsaponaro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rtualcfoservicessydney</text:p>
          </table:table-cell>
          <table:table-cell office:value-type="string" table:style-name="ce2">
            <text:p>Virtual CFO Services Sydney</text:p>
          </table:table-cell>
          <table:table-cell office:value-type="string" table:style-name="ce2">
            <text:p>proactiivecfos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talijreuff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akovcenkovitalij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olpi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studiolegale.francescovolpi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olpi</text:p>
          </table:table-cell>
          <table:table-cell office:value-type="string" table:style-name="ce2">
            <text:p>Francesco Volpi</text:p>
          </table:table-cell>
          <table:table-cell office:value-type="string" table:style-name="ce2">
            <text:p>studiolegale.francescovolpi@g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omlif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2012@bear-grylls.ru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ebdesignmelton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hydro3dsg@googlemail.com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esonoma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wegun95@mail.ru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xyinyaru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xyinya@megaspam.ru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zappacosta1</text:p>
          </table:table-cell>
          <table:table-cell office:value-type="string" table:style-name="ce2">
            <text:p>Giorgio Zanatta</text:p>
          </table:table-cell>
          <table:table-cell office:value-type="string" table:style-name="ce2">
            <text:p>giorgio_zanatta@inwind.it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zodaards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standaards@megaspam.ru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zofilmov</text:p>
          </table:table-cell>
          <table:table-cell office:value-type="string" table:style-name="ce2">
            <text:p>—Unknown</text:p>
          </table:table-cell>
          <table:table-cell office:value-type="string" table:style-name="ce2">
            <text:p>2012@megaspam.ru</text:p>
          </table:table-cell>
          <table:table-cell office:value-type="string" table:style-name="ce2">
            <text:p>Subscriber</text:p>
          </table:table-cell>
          <table:table-cell table:number-columns-repeated="16380"/>
        </table:table-row>
        <table:table-row table:number-rows-repeated="104808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phpMyAdmin 4.8.3</meta:initial-creator>
    <dc:creator>Codrin</dc:creator>
    <meta:creation-date>2019-12-16T11:27:16Z</meta:creation-date>
    <dc:date>2019-12-16T11:46:43Z</dc:date>
  </office:meta>
</office:document-meta>
</file>